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986b8" officeooo:paragraph-rsid="001986b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a9389" officeooo:paragraph-rsid="001a9389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c7e6b" officeooo:paragraph-rsid="001c7e6b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d07be" officeooo:paragraph-rsid="001d07be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d07be" officeooo:paragraph-rsid="001e1cb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e1cb7" officeooo:paragraph-rsid="001e1cb7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e1cb7" officeooo:paragraph-rsid="001e39e9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e39e9" officeooo:paragraph-rsid="001e39e9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6ee8" officeooo:paragraph-rsid="001e6ee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e6ee8" officeooo:paragraph-rsid="00201e34" style:language-asian="zxx" style:country-asian="none" style:language-complex="zxx" style:country-complex="none"/>
    </style:style>
    <style:style style:name="T1" style:family="text">
      <style:text-properties officeooo:rsid="00201e34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21803c"/>
    </style:style>
    <style:style style:name="T4" style:family="text">
      <style:text-properties style:text-underline-style="solid" style:text-underline-width="auto" style:text-underline-color="font-color" officeooo:rsid="002180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SQL</text:p>
      <text:p text:style-name="P1"/>
      <text:p text:style-name="P1">1. <text:tab/>select Città</text:p>
      <text:p text:style-name="P1"><text:tab/>from AEROPORTO</text:p>
      <text:p text:style-name="P1"><text:tab/>where NumPiste is null;</text:p>
      <text:p text:style-name="P1"/>
      <text:p text:style-name="P1">2.<text:tab/>select P.Nazione, A.Nazione</text:p>
      <text:p text:style-name="P1"><text:tab/>from AEROPORTO P, VOLO, AEROPORTO A</text:p>
      <text:p text:style-name="P1"><text:tab/>where P.Città = CittaPart and A.Città = CittaArr and idVolo = AZ274; </text:p>
      <text:p text:style-name="P1"><text:tab/></text:p>
      <text:p text:style-name="P1"><text:tab/>(Anche se idVolo è definito come int, quindi forse ci andrebbe solo 274)</text:p>
      <text:p text:style-name="P1"/>
      <text:p text:style-name="P1">3.<text:tab/>select TipoAereo</text:p>
      <text:p text:style-name="P1"><text:tab/>from VOLO</text:p>
      <text:p text:style-name="P1"><text:tab/>where CittaPart = 'Torino'</text:p>
      <text:p text:style-name="P2"/>
      <text:p text:style-name="P2">4. <text:tab/>select VOLO.TipoAereo, AEREO.NumPasseggeri</text:p>
      <text:p text:style-name="P2"><text:tab/>from VOLO, AEREO<text:tab/></text:p>
      <text:p text:style-name="P2"><text:tab/>where CittaPart = 'Torino' and VOLO.TipoAereo = AEREO.TipoAereo;</text:p>
      <text:p text:style-name="P2"/>
      <text:p text:style-name="P2">5.<text:tab/>select distinct P.Città</text:p>
      <text:p text:style-name="P2"><text:tab/>from AEROPORTO P, VOLO, AEROPORTO A</text:p>
      <text:p text:style-name="P2"><text:tab/>where P.Città = CittaPart and A.Città = CittaArr and P.Nazione != A.Nazione;<text:tab/></text:p>
      <text:p text:style-name="P2"/>
      <text:p text:style-name="P3">6.<text:tab/>select distinct P.Città</text:p>
      <text:p text:style-name="P3"><text:tab/>from AEROPORTO P, VOLO, AEROPORTO A</text:p>
      <text:p text:style-name="P3"><text:tab/>where P.Città = CittaPart and A.Città = CittaArr and A.Città = 'Bologna' order by P.Città;</text:p>
      <text:p text:style-name="P3"/>
      <text:p text:style-name="P3">7.<text:tab/>select <text:s/>COUNT(*)</text:p>
      <text:p text:style-name="P3"><text:tab/>from AEROPORTO P, VOLO, AEROPORTO A</text:p>
      <text:p text:style-name="P3"><text:tab/>where P.Città = CittaPart and A.Città = CittaArr and P.Città = 'Napoli' </text:p>
      <text:p text:style-name="P3"><text:tab/> <text:s text:c="10"/>and A.Nazione != P.Nazione and GiornoSett = 4;<text:tab/></text:p>
      <text:p text:style-name="P3"/>
      <text:p text:style-name="P4">8.<text:tab/>select <text:s/>COUNT(*)</text:p>
      <text:p text:style-name="P4"><text:tab/>from AEROPORTO P, VOLO, AEROPORTO A</text:p>
      <text:p text:style-name="P4"><text:tab/>where P.Città = CittaPart and A.Città = CittaArr and P.Nazione != A.Nazione </text:p>
      <text:p text:style-name="P4"><text:tab/>and P.Nazione<text:tab/>= 'Italia';<text:tab/></text:p>
      <text:p text:style-name="P4"/>
      <text:p text:style-name="P4">9.<text:tab/>select distinct <text:s/>P.Città</text:p>
      <text:p text:style-name="P4"><text:tab/>from AEROPORTO P, VOLO, AEROPORTO A</text:p>
      <text:p text:style-name="P5"><text:tab/>where P.Città = CittaPart and A.Città = CittaArr and A.Nazione = 'Italia' </text:p>
      <text:p text:style-name="P5"><text:tab/>and P.Nazione = 'Francia' </text:p>
      <text:p text:style-name="P4"><text:tab/>and (select count(*) </text:p>
      <text:p text:style-name="P4"><text:tab/><text:tab/> <text:s text:c="2"/>from <text:s/>AEROPORTO P1, VOLO V, AEROPORTO A1</text:p>
      <text:p text:style-name="P4"><text:tab/><text:tab/> <text:s text:c="2"/>where P1.Città = V.CittaPart and A1.Città = V.CittaArr and A1.Nazione = 'Italia' <text:tab/><text:tab/> <text:s text:c="2"/>and P1.Città = P.Città) &gt; 20; </text:p>
      <text:p text:style-name="P4"/>
      <text:p text:style-name="P6"/>
      <text:p text:style-name="P6"/>
      <text:p text:style-name="P6"/>
      <text:p text:style-name="P6"/>
      <text:p text:style-name="P6"/>
      <text:p text:style-name="P6"><text:soft-page-break/>10.<text:tab/>select P.Città</text:p>
      <text:p text:style-name="P6"><text:tab/>from AEROPORTO P, VOLO V </text:p>
      <text:p text:style-name="P7"><text:tab/>where P.Città = V.CittaPart and P.Nazione = 'Italia' and P.Città</text:p>
      <text:p text:style-name="P7"><text:tab/> </text:p>
      <text:p text:style-name="P7"><text:tab/>except</text:p>
      <text:p text:style-name="P7"/>
      <text:p text:style-name="P6"><text:tab/>select P.Città</text:p>
      <text:p text:style-name="P6"><text:tab/>from AEROPORTO P, VOLO, AEROPORTO A</text:p>
      <text:p text:style-name="P6"><text:tab/>where P.Città = CittaPart and A.Città = CittaArr</text:p>
      <text:p text:style-name="P6"><text:tab/>and exists(select *</text:p>
      <text:p text:style-name="P6"><text:tab/><text:tab/>from AEROPORTO P2, VOLO V2, AEROPORTO A2</text:p>
      <text:p text:style-name="P6"><text:tab/><text:tab/>where P2.Città = V2.CittaPart and A2.Città = V2.CittaArr</text:p>
      <text:p text:style-name="P6"><text:tab/><text:tab/>and P2.Città = P.Città and P2.Nazione != A2.Nazione);</text:p>
      <text:p text:style-name="P6"/>
      <text:p text:style-name="P8"/>
      <text:p text:style-name="P8">11.<text:tab/>select P.Città</text:p>
      <text:p text:style-name="P8"><text:tab/>from AEROPORTO P, VOLO V </text:p>
      <text:p text:style-name="P8"><text:tab/>where P.Città = V.CittaPart and P.Nazione = 'Italia' and P.Città not in(</text:p>
      <text:p text:style-name="P8"><text:tab/><text:tab/>select P.Città</text:p>
      <text:p text:style-name="P8"><text:tab/><text:tab/>from AEROPORTO P, VOLO, AEROPORTO A</text:p>
      <text:p text:style-name="P8"><text:tab/><text:tab/>where P.Città = CittaPart and A.Città = CittaArr</text:p>
      <text:p text:style-name="P8"><text:tab/><text:tab/>and exists(select *</text:p>
      <text:p text:style-name="P8"><text:tab/><text:tab/><text:tab/>from AEROPORTO P2, VOLO V2, AEROPORTO A2</text:p>
      <text:p text:style-name="P8"><text:tab/><text:tab/><text:tab/>where P2.Città = V2.CittaPart and A2.Città = V2.CittaArr</text:p>
      <text:p text:style-name="P8"><text:tab/><text:tab/><text:tab/>and P2.Città = P.Città and P2.Nazione != A2.Nazione));<text:tab/><text:tab/></text:p>
      <text:p text:style-name="P8"/>
      <text:p text:style-name="P8">12.<text:tab/>select P.Città</text:p>
      <text:p text:style-name="P8"><text:tab/>from AEROPORTO P, VOLO V </text:p>
      <text:p text:style-name="P8"><text:tab/>where P.Città = V.CittaPart and P.Nazione = 'Italia' and not exists(</text:p>
      <text:p text:style-name="P8"><text:tab/><text:tab/>select P1.Città</text:p>
      <text:p text:style-name="P8"><text:tab/><text:tab/>from AEROPORTO P1, VOLO V1, AEROPORTO A1</text:p>
      <text:p text:style-name="P8"><text:s text:c="4"/><text:tab/><text:tab/>where P1.Città = V1.CittaPart and A1.Città = V1.CittaArr and P1.Nazione = 'Italia'</text:p>
      <text:p text:style-name="P8"><text:tab/><text:tab/> <text:s text:c="10"/>and P1.Nazione != A1.Nazione and P1.CIttà = P.Città); </text:p>
      <text:p text:style-name="P8"/>
      <text:p text:style-name="P9">13.<text:tab/>select P.Città<text:tab/></text:p>
      <text:p text:style-name="P9"><text:tab/>from AEROPORTO P, VOLO V, AEROPORTO A</text:p>
      <text:p text:style-name="P10"><text:tab/>where P.Città = V.CittaPart and V.CittaArr = A.Città and P.Nazione = 'Italia' </text:p>
      <text:p text:style-name="P10"><text:tab/>and (select count(*)</text:p>
      <text:p text:style-name="P9"><text:tab/><text:tab/>from AEROPORTO P1, VOLO V1, AEROPORTO A1</text:p>
      <text:p text:style-name="P10"><text:tab/><text:tab/>where P1.Città = V1.CittaPart and V1.CittaArr = A1.Città and P1.Città = P.Città </text:p>
      <text:p text:style-name="P10"><text:tab/><text:tab/>and A1.Nazione != P.Nazione) = 0;</text:p>
      <text:p text:style-name="P10"/>
      <text:p text:style-name="P10"><text:tab/><text:span text:style-name="T1">(</text:span><text:span text:style-name="T3">Ho interpretato</text:span><text:span text:style-name="T1"> “una join” </text:span><text:span text:style-name="T3">come "almeno una". Usandone </text:span><text:span text:style-name="T4">solo</text:span><text:span text:style-name="T3"> una non saprei come fare</text:span><text:span text:style-name="T1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8:17:22.796901638</meta:creation-date>
    <dc:date>2021-12-01T17:56:31.557861599</dc:date>
    <meta:editing-duration>PT26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73" meta:word-count="460" meta:character-count="2979" meta:non-whitespace-character-count="2445"/>
  </office:meta>
</office:document-meta>
</file>